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Book Antiqu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243df2"/>
    </style:style>
    <style:style style:name="P6" style:family="paragraph" style:parent-style-name="Standard">
      <style:paragraph-properties fo:text-align="center" style:justify-single-word="false"/>
      <style:text-properties officeooo:paragraph-rsid="001fee87"/>
    </style:style>
    <style:style style:name="P7" style:family="paragraph" style:parent-style-name="Standard">
      <style:text-properties officeooo:rsid="001fee87"/>
    </style:style>
    <style:style style:name="P8" style:family="paragraph" style:parent-style-name="Standard">
      <style:text-properties officeooo:rsid="001fee87" officeooo:paragraph-rsid="001fee87"/>
    </style:style>
    <style:style style:name="P9" style:family="paragraph" style:parent-style-name="Standard">
      <style:text-properties officeooo:rsid="001fee87" officeooo:paragraph-rsid="00212a6c"/>
    </style:style>
    <style:style style:name="P10" style:family="paragraph" style:parent-style-name="Standard">
      <style:paragraph-properties fo:text-align="center" style:justify-single-word="false"/>
      <style:text-properties officeooo:rsid="001fee87" officeooo:paragraph-rsid="001fee87"/>
    </style:style>
    <style:style style:name="P11" style:family="paragraph" style:parent-style-name="Standard">
      <style:text-properties officeooo:rsid="001fee87" officeooo:paragraph-rsid="002abdd2"/>
    </style:style>
    <style:style style:name="P12" style:family="paragraph" style:parent-style-name="Standard">
      <style:text-properties officeooo:rsid="001fee87" officeooo:paragraph-rsid="002e7ecc"/>
    </style:style>
    <style:style style:name="P13" style:family="paragraph" style:parent-style-name="Standard">
      <style:text-properties officeooo:rsid="001fee87" officeooo:paragraph-rsid="00312659"/>
    </style:style>
    <style:style style:name="P14"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5" style:family="paragraph" style:parent-style-name="Standard">
      <style:text-properties fo:font-weight="bold" officeooo:rsid="001fee87" officeooo:paragraph-rsid="001fee87" style:font-weight-asian="bold" style:font-weight-complex="bold"/>
    </style:style>
    <style:style style:name="P16" style:family="paragraph" style:parent-style-name="Standard">
      <style:text-properties fo:font-weight="bold" officeooo:rsid="001fee87" officeooo:paragraph-rsid="00212a6c" style:font-weight-asian="bold" style:font-weight-complex="bold"/>
    </style:style>
    <style:style style:name="P17" style:family="paragraph" style:parent-style-name="Standard">
      <style:text-properties officeooo:rsid="0025145f" officeooo:paragraph-rsid="001fee87"/>
    </style:style>
    <style:style style:name="P18" style:family="paragraph" style:parent-style-name="Standard">
      <style:text-properties officeooo:rsid="002999fc"/>
    </style:style>
    <style:style style:name="P19" style:family="paragraph" style:parent-style-name="Standard">
      <style:text-properties officeooo:rsid="001b77b5"/>
    </style:style>
    <style:style style:name="P20" style:family="paragraph" style:parent-style-name="Standard">
      <style:text-properties officeooo:rsid="001b77b5" officeooo:paragraph-rsid="001b77b5"/>
    </style:style>
    <style:style style:name="P21" style:family="paragraph" style:parent-style-name="Standard">
      <style:text-properties officeooo:rsid="0027a9c8" officeooo:paragraph-rsid="001b77b5"/>
    </style:style>
    <style:style style:name="P22" style:family="paragraph" style:parent-style-name="Standard">
      <style:text-properties officeooo:paragraph-rsid="00212a6c"/>
    </style:style>
    <style:style style:name="P23" style:family="paragraph" style:parent-style-name="Standard">
      <style:text-properties officeooo:paragraph-rsid="002c5d65"/>
    </style:style>
    <style:style style:name="P24" style:family="paragraph" style:parent-style-name="Standard">
      <style:text-properties officeooo:rsid="002e7ecc" officeooo:paragraph-rsid="002e7ecc"/>
    </style:style>
    <style:style style:name="P25" style:family="paragraph" style:parent-style-name="Standard">
      <style:text-properties officeooo:rsid="003002ae" officeooo:paragraph-rsid="002e7ecc"/>
    </style:style>
    <style:style style:name="P26" style:family="paragraph" style:parent-style-name="Standard">
      <style:text-properties officeooo:rsid="002abdd2" officeooo:paragraph-rsid="002abdd2"/>
    </style:style>
    <style:style style:name="P27" style:family="paragraph" style:parent-style-name="Standard">
      <style:paragraph-properties fo:text-align="center" style:justify-single-word="false"/>
      <style:text-properties officeooo:rsid="00243df2" officeooo:paragraph-rsid="00243df2"/>
    </style:style>
    <style:style style:name="P28" style:family="paragraph" style:parent-style-name="Standard">
      <style:text-properties officeooo:paragraph-rsid="00353afa"/>
    </style:style>
    <style:style style:name="P29" style:family="paragraph" style:parent-style-name="Standard" style:master-page-name="Standard">
      <style:paragraph-properties style:page-number="auto"/>
      <style:text-properties officeooo:rsid="001fee87"/>
    </style:style>
    <style:style style:name="P30" style:family="paragraph" style:parent-style-name="Standard">
      <style:text-properties officeooo:rsid="0033b2db" officeooo:paragraph-rsid="0033b2db"/>
    </style:style>
    <style:style style:name="P31" style:family="paragraph" style:parent-style-name="Standard">
      <style:text-properties officeooo:rsid="00353afa" officeooo:paragraph-rsid="00353afa"/>
    </style:style>
    <style:style style:name="P32" style:family="paragraph" style:parent-style-name="Standard">
      <style:text-properties officeooo:rsid="0036aeee" officeooo:paragraph-rsid="0036aeee"/>
    </style:style>
    <style:style style:name="P33" style:family="paragraph" style:parent-style-name="Standard">
      <style:text-properties officeooo:rsid="001fee87" officeooo:paragraph-rsid="001fee87"/>
    </style:style>
    <style:style style:name="P34" style:family="paragraph" style:parent-style-name="Standard">
      <style:text-properties officeooo:rsid="001fee87" officeooo:paragraph-rsid="00373174"/>
    </style:style>
    <style:style style:name="P35" style:family="paragraph" style:parent-style-name="Standard">
      <style:text-properties officeooo:rsid="001fee87" officeooo:paragraph-rsid="00212a6c"/>
    </style:style>
    <style:style style:name="P36" style:family="paragraph" style:parent-style-name="Standard">
      <style:text-properties officeooo:rsid="001fee87" officeooo:paragraph-rsid="00387e7f"/>
    </style:style>
    <style:style style:name="P37" style:family="paragraph" style:parent-style-name="Standard">
      <style:text-properties fo:font-weight="bold" officeooo:rsid="001fee87" officeooo:paragraph-rsid="00373174" style:font-weight-asian="bold" style:font-weight-complex="bold"/>
    </style:style>
    <style:style style:name="P38" style:family="paragraph" style:parent-style-name="Standard">
      <style:text-properties fo:font-weight="bold" officeooo:rsid="001fee87" officeooo:paragraph-rsid="00387e7f" style:font-weight-asian="bold" style:font-weight-complex="bold"/>
    </style:style>
    <style:style style:name="P39" style:family="paragraph" style:parent-style-name="Standard">
      <style:text-properties fo:font-style="italic" style:text-underline-style="solid" style:text-underline-width="auto" style:text-underline-color="font-color" officeooo:rsid="001fee87" officeooo:paragraph-rsid="00373174" style:font-style-asian="italic" style:font-style-complex="italic"/>
    </style:style>
    <style:style style:name="P40" style:family="paragraph" style:parent-style-name="Standard">
      <style:text-properties fo:font-style="italic" style:text-underline-style="solid" style:text-underline-width="auto" style:text-underline-color="font-color" officeooo:rsid="001fee87" officeooo:paragraph-rsid="00387e7f" style:font-style-asian="italic" style:font-style-complex="italic"/>
    </style:style>
    <style:style style:name="P41" style:family="paragraph" style:parent-style-name="Standard">
      <style:text-properties officeooo:rsid="0025145f" officeooo:paragraph-rsid="003ab53d"/>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officeooo:rsid="001a619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2e7ecc" style:font-style-asian="italic" style:font-style-complex="italic"/>
    </style:style>
    <style:style style:name="T9" style:family="text">
      <style:text-properties style:text-position="sub 58%" fo:font-style="italic" officeooo:rsid="002abdd2" style:font-style-asian="italic" style:font-style-complex="italic"/>
    </style:style>
    <style:style style:name="T10" style:family="text">
      <style:text-properties style:text-position="sub 58%" fo:font-style="italic" officeooo:rsid="001fee87" style:font-style-asian="italic" style:font-style-complex="italic"/>
    </style:style>
    <style:style style:name="T11" style:family="text">
      <style:text-properties style:text-position="sub 58%" fo:font-style="italic" officeooo:rsid="0033b2db" style:font-style-asian="italic" style:font-style-complex="italic"/>
    </style:style>
    <style:style style:name="T12" style:family="text">
      <style:text-properties style:text-position="sub 58%" officeooo:rsid="00312659"/>
    </style:style>
    <style:style style:name="T13" style:family="text">
      <style:text-properties fo:font-size="14pt" fo:font-weight="bold" officeooo:rsid="001fee87" style:font-size-asian="14pt" style:font-weight-asian="bold" style:font-size-complex="14pt" style:font-weight-complex="bold"/>
    </style:style>
    <style:style style:name="T14" style:family="text">
      <style:text-properties fo:font-size="14pt" fo:font-weight="bold" officeooo:rsid="00243df2" style:font-size-asian="14pt" style:font-weight-asian="bold" style:font-size-complex="14pt" style:font-weight-complex="bold"/>
    </style:style>
    <style:style style:name="T15" style:family="text">
      <style:text-properties officeooo:rsid="002680a0"/>
    </style:style>
    <style:style style:name="T16" style:family="text">
      <style:text-properties officeooo:rsid="0027a9c8"/>
    </style:style>
    <style:style style:name="T17" style:family="text">
      <style:text-properties fo:font-weight="bold" style:font-weight-asian="bold" style:font-weight-complex="bold"/>
    </style:style>
    <style:style style:name="T18" style:family="text">
      <style:text-properties fo:font-weight="bold" officeooo:rsid="001b77b5" style:font-weight-asian="bold" style:font-weight-complex="bold"/>
    </style:style>
    <style:style style:name="T19" style:family="text">
      <style:text-properties fo:font-weight="bold" officeooo:rsid="001fee87" style:font-weight-asian="bold" style:font-weight-complex="bold"/>
    </style:style>
    <style:style style:name="T20" style:family="text">
      <style:text-properties fo:font-weight="bold" officeooo:rsid="002c5d65" style:font-weight-asian="bold" style:font-weight-complex="bold"/>
    </style:style>
    <style:style style:name="T21" style:family="text">
      <style:text-properties fo:font-weight="bold" officeooo:rsid="0033b2db" style:font-weight-asian="bold" style:font-weight-complex="bold"/>
    </style:style>
    <style:style style:name="T22" style:family="text">
      <style:text-properties officeooo:rsid="002abdd2"/>
    </style:style>
    <style:style style:name="T23" style:family="text">
      <style:text-properties officeooo:rsid="002c5d65"/>
    </style:style>
    <style:style style:name="T24" style:family="text">
      <style:text-properties officeooo:rsid="002dea21"/>
    </style:style>
    <style:style style:name="T25" style:family="text">
      <style:text-properties officeooo:rsid="002e7ecc"/>
    </style:style>
    <style:style style:name="T26" style:family="text">
      <style:text-properties officeooo:rsid="003002ae"/>
    </style:style>
    <style:style style:name="T27" style:family="text">
      <style:text-properties officeooo:rsid="00312659"/>
    </style:style>
    <style:style style:name="T28" style:family="text">
      <style:text-properties officeooo:rsid="00314d74"/>
    </style:style>
    <style:style style:name="T29" style:family="text">
      <style:text-properties officeooo:rsid="00326de7"/>
    </style:style>
    <style:style style:name="T30" style:family="text">
      <style:text-properties officeooo:rsid="0032a32e"/>
    </style:style>
    <style:style style:name="T31" style:family="text">
      <style:text-properties officeooo:rsid="00353afa"/>
    </style:style>
    <style:style style:name="T32" style:family="text">
      <style:text-properties officeooo:rsid="00361e85"/>
    </style:style>
    <style:style style:name="T33" style:family="text">
      <style:text-properties officeooo:rsid="00373174"/>
    </style:style>
    <style:style style:name="T34" style:family="text">
      <style:text-properties officeooo:rsid="0039753f"/>
    </style:style>
    <style:style style:name="T35" style:family="text">
      <style:text-properties officeooo:rsid="003ab53d"/>
    </style:style>
    <style:style style:name="T36" style:family="text">
      <style:text-properties officeooo:rsid="003bcc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1">Computer Science</text:span> 4<text:span text:style-name="T1">3</text:span>3 <text:span text:style-name="T1">-Artificial Intelligence</text:span></text:p>
      <text:p text:style-name="P10">Dr. Robert Kremer</text:p>
      <text:p text:style-name="P10">Group 8</text:p>
      <text:p text:style-name="P6"><text:span text:style-name="T1">Todd Bennet, Sean Brown, </text:span><text:span text:style-name="T6"><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span text:style-name="T13">Set Based Searc</text:span><text:span text:style-name="T14">h</text:span></text:p>
      <text:p text:style-name="P27"/>
      <text:p text:style-name="P30">Primarily, set based search algorithms run very similarly to a genetic sort of algorithm. We create a population of 'viable' solutions, though not necessarily 'optimal' solutions, and then we mutate and combine the solutions in the attempt to find the most 'fit' solution in the least possible time. </text:p>
      <text:p text:style-name="P8"/>
      <text:p text:style-name="P8"><text:span text:style-name="T17">Search Model <text:tab/></text:span><text:span text:style-name="T3">A</text:span><text:span text:style-name="T11">SET</text:span><text:span text:style-name="T3"> = (S</text:span><text:span text:style-name="T11">SET</text:span><text:span text:style-name="T3">, T</text:span><text:span text:style-name="T11">SET</text:span><text:span text:style-name="T3">)</text:span></text:p>
      <text:p text:style-name="P8"/>
      <text:p text:style-name="P31">Our search state is a set of viable room assignings such that no hard constraints are violated. </text:p>
      <text:p text:style-name="P31"/>
      <text:p text:style-name="P28"><text:span text:style-name="T31">Our transition is 'mutation' </text:span><text:span text:style-name="T32">such that we move a non-null person from a valid room to another valid room. </text:span></text:p>
      <text:p text:style-name="P8"/>
      <text:p text:style-name="P8"><text:span text:style-name="T17">Search </text:span><text:span text:style-name="T20">Process</text:span><text:span text:style-name="T21"> <text:tab/></text:span><text:span text:style-name="T3">P</text:span><text:span text:style-name="T11">SET</text:span><text:span text:style-name="T7"> </text:span><text:span text:style-name="T3">= (A</text:span><text:span text:style-name="T11">SET</text:span><text:span text:style-name="T3">, Env</text:span><text:span text:style-name="T11">SET</text:span><text:span text:style-name="T3">, K</text:span><text:span text:style-name="T11">SET</text:span><text:span text:style-name="T3">)</text:span></text:p>
      <text:p text:style-name="P8"/>
      <text:p text:style-name="P32">Our environment is the set of rooms. (The rooms are the facts as to what we have available.) </text:p>
      <text:p text:style-name="P32"/>
      <text:p text:style-name="P32">Our control will have a 25% random population kill rate, then a 25% selective population kill rate such that we save 50% of the population in each iteration to keep the population a constant size. Our fwert function will consider hard and soft constraints, putting hard constraint violations at negative infinite value. </text:p>
      <text:p text:style-name="P8"/>
      <text:p text:style-name="P3"><text:span text:style-name="T19">Search Instance <text:tab/></text:span><text:span text:style-name="T5">Ins</text:span><text:span text:style-name="T11">SET</text:span><text:span text:style-name="T5"> = (s</text:span><text:span text:style-name="T10">0</text:span><text:span text:style-name="T11">-SET</text:span><text:span text:style-name="T5">, G</text:span><text:span text:style-name="T11">SET</text:span><text:span text:style-name="T5">) </text:span></text:p>
      <text:p text:style-name="P8"/>
      <text:p text:style-name="P32">Our starting state will be a <text:span text:style-name="T33">set of </text:span><text:span text:style-name="T34">randomly generated solutions </text:span><text:span text:style-name="T35">from a random Or Tree search. </text:span></text:p>
      <text:p text:style-name="P32"><text:span text:style-name="T35"/></text:p>
      <text:p text:style-name="P41"><text:span text:style-name="T35">Due to the computational cost of creating a </text:span><text:span text:style-name="T36">good 'approximate solution', we would not like to compute this value. Therefore, our goal state is simply when we run out of time, as mutations can always be applied. </text:span></text:p>
      <text:p text:style-name="P17"/>
      <text:p text:style-name="P37"><text:span text:style-name="T33">Example</text:span></text:p>
      <text:p text:style-name="P8"/>
      <text:p text:style-name="P34"><text:span text:style-name="T33">Need to include an example. I'm thinking... </text:span></text:p>
      <text:p text:style-name="P34"><text:span text:style-name="T33"/></text:p>
      <text:p text:style-name="P39"><text:span text:style-name="T33">5 People <text:tab/><text:tab/><text:tab/>3 Rooms</text:span></text:p>
      <text:p text:style-name="P34"><text:span text:style-name="T33">1 Manager<text:tab/><text:tab/><text:tab/>1 Large</text:span></text:p>
      <text:p text:style-name="P34"><text:span text:style-name="T33">1 Team Lead<text:tab/><text:tab/><text:tab/>2 Small</text:span></text:p>
      <text:p text:style-name="P34"><text:soft-page-break/><text:span text:style-name="T33">2 of Manager's team</text:span></text:p>
      <text:p text:style-name="P34"><text:span text:style-name="T33">2 of Team Lead's Team</text:span></text:p>
      <text:p text:style-name="P8"/>
      <text:p text:style-name="P15">Notes and Development Ideas</text:p>
      <text:p text:style-name="P8"/>
      <text:p text:style-name="P8">Random thoughts on implementaitons and stuffs</text:p>
      <text:p text:style-name="P3"><text:span text:style-name="T1">//</text:span><text:span text:style-name="T15">Maxheap? Randomization? </text:span></text:p>
      <text:p text:style-name="P8"/>
      <text:p text:style-name="P14">Or Tree Search</text:p>
      <text:p text:style-name="P18"/>
      <text:p text:style-name="P23"><text:span text:style-name="T23">The idea behind an Or Tree is to treat each child of the source node as an alternative solution to a problem. Then, we wish to determine the best possible solution. Given the set of soft and hard constraints for the Constraint Satisfaction problem, we </text:span><text:span text:style-name="T24">wish to determine the best possible solution for assigning all people to an office. </text:span></text:p>
      <text:p text:style-name="Standard"/>
      <text:p text:style-name="P9"><text:span text:style-name="T17">Search Model <text:tab/></text:span><text:span text:style-name="T3">A</text:span><text:span text:style-name="T9">V</text:span><text:span text:style-name="T3"> = (S</text:span><text:span text:style-name="T9">V</text:span><text:span text:style-name="T3">, T</text:span><text:span text:style-name="T9">V</text:span><text:span text:style-name="T3">)</text:span></text:p>
      <text:p text:style-name="P9"/>
      <text:p text:style-name="P24">Our Or Tree search model can be defined in terms of our search state and our available transitions. </text:p>
      <text:p text:style-name="P24"/>
      <text:p text:style-name="P24">A search state within our model is a list of persons such that these persons are not assigned to a room. These persons are in ordered form such that team leaders, project leaders and managers are considered first and put in the largest office possible. </text:p>
      <text:p text:style-name="P24"/>
      <text:p text:style-name="P24">Our transitions will be the assignment of a person to a room. </text:p>
      <text:p text:style-name="P9"/>
      <text:p text:style-name="P9"><text:span text:style-name="T17">Search </text:span><text:span text:style-name="T20">Process <text:tab/></text:span><text:span text:style-name="T3">P</text:span><text:span text:style-name="T8">V</text:span><text:span text:style-name="T3"> = (A</text:span><text:span text:style-name="T8">V</text:span><text:span text:style-name="T3">, Env</text:span><text:span text:style-name="T8">V</text:span><text:span text:style-name="T3">, K</text:span><text:span text:style-name="T8">V</text:span><text:span text:style-name="T3">)</text:span></text:p>
      <text:p text:style-name="P9"/>
      <text:p text:style-name="P24">Our search model is defined as above. </text:p>
      <text:p text:style-name="P24"/>
      <text:p text:style-name="P12"><text:span text:style-name="T25">Our environment will be defined as the rooms available. </text:span><text:span text:style-name="T26">The persons assigned will be part of our search tree state. </text:span></text:p>
      <text:p text:style-name="P25"/>
      <text:p text:style-name="P13"><text:span text:style-name="T27">Our control will be such that we evaluate by the hard and soft constraints. A solution will be determined as unsolveable if it violates a hard constraint. Other solutions will be defined by f</text:span><text:span text:style-name="T12">Altern</text:span><text:span text:style-name="T27"> by their relative soft constraint worth, given in the list of solutions. Given that this is not a genetic algorithm, we really need no sort of randomization... </text:span></text:p>
      <text:p text:style-name="P9"/>
      <text:p text:style-name="P22"><text:span text:style-name="T19">Search Instance <text:tab/></text:span><text:span text:style-name="T5">Ins</text:span><text:span text:style-name="T8">V</text:span><text:span text:style-name="T5"> = (s</text:span><text:span text:style-name="T10">0</text:span><text:span text:style-name="T8">-V</text:span><text:span text:style-name="T5">, G</text:span><text:span text:style-name="T8">V</text:span><text:span text:style-name="T5">) </text:span></text:p>
      <text:p text:style-name="P9"/>
      <text:p text:style-name="P26">Our initial search state will be the list of all rooms and all persons such that no person is <text:soft-page-break/>assigned to any room. </text:p>
      <text:p text:style-name="P26"/>
      <text:p text:style-name="P11"><text:span text:style-name="T22">Our goal state will be to h</text:span><text:span text:style-name="T23">ave all persons assigned to a room, with all hard constraints satisfied. </text:span></text:p>
      <text:p text:style-name="P9"/>
      <text:p text:style-name="P38"><text:span text:style-name="T33">Example</text:span></text:p>
      <text:p text:style-name="P36"/>
      <text:p text:style-name="P36"><text:span text:style-name="T33">Need to include an example. I'm thinking... </text:span></text:p>
      <text:p text:style-name="P36"><text:span text:style-name="T33"/></text:p>
      <text:p text:style-name="P40"><text:span text:style-name="T33">5 People <text:tab/><text:tab/><text:tab/>3 Rooms</text:span></text:p>
      <text:p text:style-name="P36"><text:span text:style-name="T33">1 Manager<text:tab/><text:tab/><text:tab/>1 Large</text:span></text:p>
      <text:p text:style-name="P36"><text:span text:style-name="T33">1 Team Lead<text:tab/><text:tab/><text:tab/>2 Small</text:span></text:p>
      <text:p text:style-name="P36"><text:span text:style-name="T33">2 of Manager's team</text:span></text:p>
      <text:p text:style-name="P36"><text:span text:style-name="T33">2 of Team Lead's Team</text:span></text:p>
      <text:p text:style-name="P9"/>
      <text:p text:style-name="P16">Notes and Development Ideas</text:p>
      <text:p text:style-name="P9"/>
      <text:p text:style-name="P9">Random thoughts on implementaitons and stuffs</text:p>
      <text:p text:style-name="P9"/>
      <text:p text:style-name="P26">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6"/>
      <text:p text:style-name="P11"><text:span text:style-name="T22">Another note is that we wish to store our current set in a form of max heap. </text:span><text:span text:style-name="T28">All the given penalties are in the form of </text:span><text:span text:style-name="T29">a </text:span><text:span text:style-name="T30">negative penalty, we can store our current d/s as a min-heap. </text:span></text:p>
      <text:p text:style-name="P19"/>
      <text:p text:style-name="P2"><text:span text:style-name="T18">REFERENCES</text:span><text:span text:style-name="T2">: </text:span></text:p>
      <text:p text:style-name="P20"/>
      <text:p text:style-name="P2"><text:span text:style-name="T2">// </text:span><text:span text:style-name="T16">Kremer's and Andrew's notes </text:span></text:p>
      <text:p text:style-name="P21">// Should we find extra source(s)? <text:s/></text:p>
      <text:p text:style-name="P20">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Book Antiqu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 Sean Brown, Alex Madsen</text:span></text:p>
      </style:header>
      <style:footer>
        <text:p text:style-name="Footer"><text:tab/><text:span text:style-name="MT3">Page </text:span><text:span text:style-name="MT3"><text:page-number text:select-page="current">4</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3T14:03:37</dc:date>
    <meta:editing-cycles>35</meta:editing-cycles>
    <meta:editing-duration>PT12H49M40S</meta:editing-duration>
    <meta:generator>LibreOffice/3.6$Linux_X86_64 LibreOffice_project/360m1$Build-2</meta:generator>
    <meta:document-statistic meta:table-count="0" meta:image-count="0" meta:object-count="0" meta:page-count="4" meta:paragraph-count="56" meta:word-count="769" meta:character-count="4417" meta:non-whitespace-character-count="3653"/>
    <meta:user-defined meta:name="Info 1"/>
    <meta:user-defined meta:name="Info 2"/>
    <meta:user-defined meta:name="Info 3"/>
    <meta:user-defined meta:name="Info 4"/>
  </office:meta>
</office:document-meta>
</file>